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17cm"/>
    </style:style>
    <style:style style:name="Tabella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7cm"/>
    </style:style>
    <style:style style:name="Tabella2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a8bd3" officeooo:paragraph-rsid="000a8bd3" style:font-size-asian="16pt" style:font-size-complex="16pt"/>
    </style:style>
    <style:style style:name="P4" style:family="paragraph" style:parent-style-name="Standard">
      <style:text-properties fo:font-size="16pt" officeooo:paragraph-rsid="000e0e89" style:font-size-asian="16pt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b89d5" officeooo:paragraph-rsid="000b89d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c7dd5" officeooo:paragraph-rsid="000c7dd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90277" officeooo:paragraph-rsid="0019027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language="en" fo:country="US" style:font-size-asian="16pt" style:font-size-complex="16pt"/>
    </style:style>
    <style:style style:name="P11" style:family="paragraph" style:parent-style-name="Standard">
      <style:text-properties fo:font-size="16pt" fo:font-weight="normal" officeooo:rsid="00190277" officeooo:paragraph-rsid="0019027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aa394" officeooo:paragraph-rsid="001ad610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b83eb" officeooo:paragraph-rsid="001b83eb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0b89d5" officeooo:paragraph-rsid="000b89d5" style:font-size-asian="16pt" style:font-weight-asian="normal" style:font-size-complex="16pt" style:font-weight-complex="normal"/>
    </style:style>
    <style:style style:name="P15" style:family="paragraph" style:parent-style-name="Standard">
      <style:text-properties fo:color="#c00000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paragraph-rsid="0009b0b2"/>
    </style:style>
    <style:style style:name="P18" style:family="paragraph" style:parent-style-name="Standard">
      <style:text-properties officeooo:paragraph-rsid="000a8bd3"/>
    </style:style>
    <style:style style:name="P19" style:family="paragraph" style:parent-style-name="Standard">
      <style:text-properties officeooo:paragraph-rsid="000e0e89"/>
    </style:style>
    <style:style style:name="P20" style:family="paragraph" style:parent-style-name="Standard">
      <style:text-properties officeooo:paragraph-rsid="001156b1"/>
    </style:style>
    <style:style style:name="P21" style:family="paragraph" style:parent-style-name="Standard">
      <style:text-properties officeooo:paragraph-rsid="00124c0f"/>
    </style:style>
    <style:style style:name="P22" style:family="paragraph" style:parent-style-name="Standard">
      <style:text-properties officeooo:paragraph-rsid="0016fcb0"/>
    </style:style>
    <style:style style:name="P23" style:family="paragraph" style:parent-style-name="Standard">
      <style:text-properties officeooo:paragraph-rsid="00172744"/>
    </style:style>
    <style:style style:name="P24" style:family="paragraph" style:parent-style-name="Standard">
      <style:text-properties officeooo:paragraph-rsid="00182b2f"/>
    </style:style>
    <style:style style:name="P25" style:family="paragraph" style:parent-style-name="Standard">
      <style:text-properties officeooo:paragraph-rsid="001b8c4a"/>
    </style:style>
    <style:style style:name="P26" style:family="paragraph" style:parent-style-name="Standard">
      <style:text-properties officeooo:paragraph-rsid="001e4a47"/>
    </style:style>
    <style:style style:name="P27" style:family="paragraph" style:parent-style-name="Standard">
      <style:text-properties officeooo:paragraph-rsid="001e6512"/>
    </style:style>
    <style:style style:name="P28" style:family="paragraph" style:parent-style-name="Standard">
      <style:text-properties officeooo:paragraph-rsid="00202425"/>
    </style:style>
    <style:style style:name="P29" style:family="paragraph" style:parent-style-name="Standard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30" style:family="paragraph" style:parent-style-name="Table_20_Contents">
      <style:text-properties fo:font-size="16pt" fo:font-style="italic" officeooo:rsid="000b89d5" officeooo:paragraph-rsid="000b89d5" style:font-size-asian="16pt" style:font-style-asian="italic" style:font-size-complex="16pt" style:font-style-complex="italic"/>
    </style:style>
    <style:style style:name="P31" style:family="paragraph" style:parent-style-name="Standard">
      <style:paragraph-properties fo:break-before="page"/>
      <style:text-properties fo:color="#c00000"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 style:master-page-name="MP0">
      <style:paragraph-properties style:page-number="auto" fo:break-before="page"/>
      <style:text-properties fo:color="#c00000"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6pt" style:font-size-asian="16pt" style:font-size-complex="16pt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6pt" officeooo:paragraph-rsid="000c7dd5" style:font-size-asian="16pt" style:font-size-complex="16pt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6pt" style:font-size-asian="16pt" style:font-size-complex="16pt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0c7dd5"/>
    </style:style>
    <style:style style:name="P37" style:family="paragraph" style:parent-style-name="Standard" style:list-style-name="L4">
      <style:paragraph-properties fo:text-align="justify" style:justify-single-word="false"/>
    </style:style>
    <style:style style:name="P38" style:family="paragraph" style:parent-style-name="Standard" style:list-style-name="L4">
      <style:paragraph-properties fo:text-align="justify" style:justify-single-word="false"/>
      <style:text-properties officeooo:paragraph-rsid="001b83eb"/>
    </style:style>
    <style:style style:name="P39" style:family="paragraph" style:parent-style-name="Standard">
      <style:text-properties officeooo:paragraph-rsid="00182b2f"/>
    </style:style>
    <style:style style:name="P40" style:family="paragraph" style:parent-style-name="Standard">
      <style:text-properties officeooo:paragraph-rsid="00285375"/>
    </style:style>
    <style:style style:name="P41" style:family="paragraph" style:parent-style-name="Standard" style:list-style-name="L1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42" style:family="paragraph" style:parent-style-name="Standard" style:list-style-name="L2">
      <style:paragraph-properties fo:margin-top="0cm" fo:margin-bottom="0.423cm" loext:contextual-spacing="false" fo:text-align="justify" style:justify-single-word="false"/>
      <style:text-properties fo:font-size="16pt" officeooo:paragraph-rsid="000a12f6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b0b2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a8bd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e0e89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82b2f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a8bd3" style:font-size-asian="16pt" style:font-size-complex="16pt"/>
    </style:style>
    <style:style style:name="T8" style:family="text">
      <style:text-properties fo:font-size="16pt" officeooo:rsid="000804dc" style:font-size-asian="16pt" style:font-size-complex="16pt"/>
    </style:style>
    <style:style style:name="T9" style:family="text">
      <style:text-properties fo:font-size="16pt" officeooo:rsid="001b83eb" style:font-size-asian="16pt" style:font-size-complex="16pt"/>
    </style:style>
    <style:style style:name="T10" style:family="text">
      <style:text-properties fo:font-size="16pt" officeooo:rsid="00234a30" style:font-size-asian="16pt" style:font-size-complex="16pt"/>
    </style:style>
    <style:style style:name="T11" style:family="text">
      <style:text-properties fo:font-size="16pt" officeooo:rsid="0024140c" style:font-size-asian="16pt" style:font-size-complex="16pt"/>
    </style:style>
    <style:style style:name="T12" style:family="text">
      <style:text-properties fo:font-size="16pt" officeooo:rsid="0024f6f1" style:font-size-asian="16pt" style:font-size-complex="16pt"/>
    </style:style>
    <style:style style:name="T13" style:family="text">
      <style:text-properties fo:font-size="16pt" officeooo:rsid="00253796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font-size="16pt"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font-size="16pt" style:text-underline-style="solid" style:text-underline-type="double" style:text-underline-width="auto" style:text-underline-color="font-color" officeooo:rsid="000b89d5" style:text-underline-mode="continuous" style:text-overline-mode="continuous" style:text-line-through-mode="continuous" style:font-size-asian="16pt" style:font-size-complex="16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0b89d5" style:font-size-asian="16pt" style:font-style-asian="italic" style:font-size-complex="16pt" style:font-style-complex="italic"/>
    </style:style>
    <style:style style:name="T19" style:family="text">
      <style:text-properties fo:font-size="16pt" fo:font-style="italic" style:font-name-asian="Liberation Serif" style:font-size-asian="16pt" style:font-style-asian="italic" style:font-name-complex="Liberation Serif" style:font-size-complex="16pt" style:font-style-complex="italic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6pt" fo:font-style="italic" fo:font-weight="bold" officeooo:rsid="000b89d5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3" style:family="text">
      <style:text-properties fo:font-size="16pt" fo:font-style="italic" fo:font-weight="bold" officeooo:rsid="000b89d5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4" style:family="text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font-size="16pt" fo:language="en" fo:country="US" officeooo:rsid="000a8bd3" style:font-size-asian="16pt" style:font-size-complex="16pt"/>
    </style:style>
    <style:style style:name="T2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officeooo:rsid="0009b0b2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a8bd3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0c7dd5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08362b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0e0e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1156b1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124c0f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172744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182b2f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1b8c4a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1e4a47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1e6512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202425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285375" style:font-size-asian="16pt" style:font-weight-asian="normal" style:font-size-complex="16pt" style:font-weight-complex="normal"/>
    </style:style>
    <style:style style:name="T42" style:family="text">
      <style:text-properties officeooo:rsid="0009b0b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c7dd5" style:font-weight-asian="normal" style:font-weight-complex="normal"/>
    </style:style>
    <style:style style:name="T45" style:family="text">
      <style:text-properties officeooo:rsid="000a12f6"/>
    </style:style>
    <style:style style:name="T46" style:family="text">
      <style:text-properties officeooo:rsid="000a8bd3"/>
    </style:style>
    <style:style style:name="T4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48" style:family="text">
      <style:text-properties style:font-name="Liberation Serif1" style:font-name-asian="Liberation Serif1" style:font-name-complex="Liberation Serif1"/>
    </style:style>
    <style:style style:name="T49" style:family="text">
      <style:text-properties style:font-name="Liberation Serif" style:font-name-asian="NSimSun" style:font-name-complex="Arial"/>
    </style:style>
    <style:style style:name="T50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T51" style:family="text">
      <style:text-properties officeooo:rsid="001ad610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CHEMA RELAZIONALE</text:p>
      <text:p text:style-name="Standard"><text:span text:style-name="Car._20_predefinito_20_paragrafo"><text:span text:style-name="T1">Aeroporto</text:span></text:span><text:span text:style-name="Car._20_predefinito_20_paragrafo"><text:span text:style-name="T6">(</text:span></text:span><text:span text:style-name="Car._20_predefinito_20_paragrafo"><text:span text:style-name="T14">CodAereoporto</text:span></text:span><text:span text:style-name="Car._20_predefinito_20_paragrafo"><text:span text:style-name="T6">, NomeAeroporto, Città)</text:span></text:span></text:p>
      <text:p text:style-name="P1"/>
      <text:p text:style-name="Standard"><text:span text:style-name="Car._20_predefinito_20_paragrafo"><text:span text:style-name="T1">CompagniaAerea</text:span></text:span><text:span text:style-name="Car._20_predefinito_20_paragrafo"><text:span text:style-name="T6">(</text:span></text:span><text:span text:style-name="Car._20_predefinito_20_paragrafo"><text:span text:style-name="T14">CodCompagnia</text:span></text:span><text:span text:style-name="Car._20_predefinito_20_paragrafo"><text:span text:style-name="T6">, NomeCompagnia, GrandezzaFlotta, </text:span></text:span><text:span text:style-name="Car._20_predefinito_20_paragrafo"><text:span text:style-name="T15">AeroportoAppartenenza</text:span></text:span><text:span text:style-name="Car._20_predefinito_20_paragrafo"><text:span text:style-name="T6">)</text:span></text:span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<text:span text:style-name="Car._20_predefinito_20_paragrafo"><text:span text:style-name="T17">Chiavi esterne: <text:s/>AeroportoAppartenenza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Tratta</text:span></text:span><text:span text:style-name="Car._20_predefinito_20_paragrafo"><text:span text:style-name="T6">(</text:span></text:span><text:span text:style-name="Car._20_predefinito_20_paragrafo"><text:span text:style-name="T14">CodTratta</text:span></text:span><text:span text:style-name="Car._20_predefinito_20_paragrafo"><text:span text:style-name="T6">, </text:span></text:span><text:span text:style-name="Car._20_predefinito_20_paragrafo"><text:span text:style-name="T15">AeroportoPartenza</text:span></text:span><text:span text:style-name="Car._20_predefinito_20_paragrafo"><text:span text:style-name="T6">, </text:span></text:span><text:span text:style-name="Car._20_predefinito_20_paragrafo"><text:span text:style-name="T15">AeroportoArrivo</text:span></text:span><text:span text:style-name="Car._20_predefinito_20_paragrafo"><text:span text:style-name="T6">)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Table_20_Contents"><text:span text:style-name="Car._20_predefinito_20_paragrafo"><text:span text:style-name="T17">Chiavi esterne: AeroportoPartenza </text:span></text:span><text:span text:style-name="Car._20_predefinito_20_paragrafo"><text:span text:style-name="T19">→</text:span></text:span><text:span text:style-name="Car._20_predefinito_20_paragrafo"><text:span text:style-name="T22">Aeroporto(CodAeroporto)</text:span></text:span></text:p>
            <text:p text:style-name="Table_20_Contents"><text:span text:style-name="Car._20_predefinito_20_paragrafo"><text:span text:style-name="T22"><text:s text:c="25"/></text:span></text:span><text:span text:style-name="Car._20_predefinito_20_paragrafo"><text:span text:style-name="T19">AeroportoArrivo →</text:span></text:span><text:span text:style-name="Car._20_predefinito_20_paragrafo"><text:span text:style-name="T22">Aeroporto(CodAeroporto)</text:span></text:span></text:p>
          </table:table-cell>
        </table:table-row>
      </table:table>
      <text:p text:style-name="P1"/>
      <text:p text:style-name="P7">Volo<text:span text:style-name="T43">(CodVolo, </text:span><text:span text:style-name="T44">Data</text:span><text:span text:style-name="T43">Volo, NumeroPosti, NumeroPostiDisponibili, </text:span><text:span text:style-name="T47">CodTratta</text:span><text:span text:style-name="T43">, </text:span><text:span text:style-name="T47">CodCompagnia</text:span><text:span text:style-name="T43">)</text:span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30">Chiavi esterne: CodTratta <text:span text:style-name="T48">→</text:span><text:span text:style-name="T49"> </text:span><text:span text:style-name="T50">Tratta(CodTratta)</text:span></text:p>
            <text:p text:style-name="P30"><text:span text:style-name="T49"><text:s text:c="25"/>CodCompagnia </text:span><text:span text:style-name="T48">→</text:span><text:span text:style-name="T49"> </text:span><text:span text:style-name="T50">CompagniaAerea(CodCompagnia)</text:span></text:p>
          </table:table-cell>
        </table:table-row>
      </table:table>
      <text:p text:style-name="P14"/>
      <text:p text:style-name="P14"/>
      <text:p text:style-name="Standard"><text:span text:style-name="Car._20_predefinito_20_paragrafo"><text:span text:style-name="T1">Gate</text:span></text:span><text:span text:style-name="Car._20_predefinito_20_paragrafo"><text:span text:style-name="T6">(</text:span></text:span><text:span text:style-name="Car._20_predefinito_20_paragrafo"><text:span text:style-name="T14">CodGate,</text:span></text:span><text:span text:style-name="Car._20_predefinito_20_paragrafo"><text:span text:style-name="T6"> </text:span></text:span><text:span text:style-name="Car._20_predefinito_20_paragrafo"><text:span text:style-name="T15">AeroportoGate</text:span></text:span><text:span text:style-name="Car._20_predefinito_20_paragrafo"><text:span text:style-name="T6">)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Table_20_Contents"><text:span text:style-name="Car._20_predefinito_20_paragrafo"><text:span text:style-name="T17">Chiavi esterne: <text:s/>AeroportoGate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Coda</text:span></text:span><text:span text:style-name="Car._20_predefinito_20_paragrafo"><text:span text:style-name="T6">(</text:span></text:span><text:span text:style-name="Car._20_predefinito_20_paragrafo"><text:span text:style-name="T14">TipoCoda</text:span></text:span><text:span text:style-name="Car._20_predefinito_20_paragrafo"><text:span text:style-name="T6">)</text:span></text:span></text:p>
      <text:p text:style-name="P1"/>
      <text:p text:style-name="Standard"><text:span text:style-name="Car._20_predefinito_20_paragrafo"><text:span text:style-name="T1">SlotImbarco</text:span></text:span><text:span text:style-name="Car._20_predefinito_20_paragrafo"><text:span text:style-name="T6">(</text:span></text:span><text:span text:style-name="Car._20_predefinito_20_paragrafo"><text:span text:style-name="T15">Cod</text:span></text:span><text:span text:style-name="Car._20_predefinito_20_paragrafo"><text:span text:style-name="T16">Volo</text:span></text:span><text:span text:style-name="Car._20_predefinito_20_paragrafo"><text:span text:style-name="T6">, </text:span></text:span><text:span text:style-name="Car._20_predefinito_20_paragrafo"><text:span text:style-name="T15">CodGate</text:span></text:span><text:span text:style-name="Car._20_predefinito_20_paragrafo"><text:span text:style-name="T6">, </text:span></text:span><text:span text:style-name="Car._20_predefinito_20_paragrafo"><text:span text:style-name="T15">TipoCoda</text:span></text:span><text:span text:style-name="Car._20_predefinito_20_paragrafo"><text:span text:style-name="T6">, Data, OraInizio, OraFine, TempoMax)</text:span></text:span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Table_20_Contents"><text:span text:style-name="Car._20_predefinito_20_paragrafo"><text:span text:style-name="T17">Chiavi esterne: Cod</text:span></text:span><text:span text:style-name="Car._20_predefinito_20_paragrafo"><text:span text:style-name="T18">Volo</text:span></text:span><text:span text:style-name="Car._20_predefinito_20_paragrafo"><text:span text:style-name="T17"> </text:span></text:span><text:span text:style-name="Car._20_predefinito_20_paragrafo"><text:span text:style-name="T19">→</text:span></text:span><text:span text:style-name="Car._20_predefinito_20_paragrafo"><text:span text:style-name="T23">Volo</text:span></text:span><text:span text:style-name="Car._20_predefinito_20_paragrafo"><text:span text:style-name="T20">(Cod</text:span></text:span><text:span text:style-name="Car._20_predefinito_20_paragrafo"><text:span text:style-name="T21">Volo</text:span></text:span><text:span text:style-name="Car._20_predefinito_20_paragrafo"><text:span text:style-name="T20">)</text:span></text:span></text:p>
            <text:p text:style-name="Table_20_Contents"><text:span text:style-name="Car._20_predefinito_20_paragrafo"><text:span text:style-name="T17"><text:s text:c="25"/>CodGate </text:span></text:span><text:span text:style-name="Car._20_predefinito_20_paragrafo"><text:span text:style-name="T19">→</text:span></text:span><text:span text:style-name="Car._20_predefinito_20_paragrafo"><text:span text:style-name="T22">Gate(CodGate)</text:span></text:span></text:p>
            <text:p text:style-name="Table_20_Contents"><text:span text:style-name="Car._20_predefinito_20_paragrafo"><text:span text:style-name="T17"><text:s text:c="25"/>TipoCoda </text:span></text:span><text:span text:style-name="Car._20_predefinito_20_paragrafo"><text:span text:style-name="T19">→</text:span></text:span><text:span text:style-name="Car._20_predefinito_20_paragrafo"><text:span text:style-name="T22">Coda(TipoCoda)</text:span></text:span></text:p>
          </table:table-cell>
        </table:table-row>
      </table:table>
      <text:p text:style-name="P1"/>
      <text:p text:style-name="P1"/>
      <text:p text:style-name="P15">VINCOLI</text:p>
      <text:p text:style-name="P29">Tutte le chiavi primarie hanno già vincoli di unicità e totalità. Le chiavi esterne sono specificate sopra.</text:p>
      <text:p text:style-name="P16"><text:span text:style-name="Car._20_predefinito_20_paragrafo"><text:span text:style-name="T1">Aeroporto</text:span></text:span></text:p>
      <text:list xml:id="list431177865" text:style-name="L1">
        <text:list-item>
          <text:p text:style-name="P41">(NomeAeroporto, Città) deve essere UNIQUE, perché ci possono essere due aeroporti con lo stesso nome, ma devono essere di città diverse. Entrambi gli attributi quindi saranno automaticamente NOT NULL.</text:p>
        </text:list-item>
      </text:list>
      <text:p text:style-name="P16"><text:soft-page-break/><text:span text:style-name="Car._20_predefinito_20_paragrafo"><text:span text:style-name="T1">CompagniaAerea</text:span></text:span></text:p>
      <text:list xml:id="list2269231623" text:style-name="L2">
        <text:list-item>
          <text:p text:style-name="P42">Il Nome della CompagniaAerea deve essere di tipo UNIQUE, non possono esistere due compagnie con lo stesso nome</text:p>
        </text:list-item>
        <text:list-item>
          <text:p text:style-name="P42"><text:span text:style-name="T45">L</text:span>a grandezza della flotta invece può assumere qualsiasi valore INTEGER POSITIVO.</text:p>
        </text:list-item>
      </text:list>
      <text:p text:style-name="P6">Tratta</text:p>
      <text:list xml:id="list145515134468256" text:continue-numbering="true" text:style-name="L2">
        <text:list-item>
          <text:p text:style-name="P33">AeroportoPartenza e AeroportoArrivo devono essere diversi.</text:p>
        </text:list-item>
        <text:list-item>
          <text:p text:style-name="P33">(CodTratta, AeroportoPartenza, AeroportoArrivo) UNIQUE.</text:p>
        </text:list-item>
      </text:list>
      <text:p text:style-name="P8"/>
      <text:p text:style-name="P8">Volo</text:p>
      <text:list xml:id="list1040836265" text:style-name="L3">
        <text:list-item>
          <text:p text:style-name="P36"><text:span text:style-name="T6">NumeroPosti lo </text:span><text:span text:style-name="T8">impostiamo</text:span><text:span text:style-name="T6"> di default a 50 minimo, e massimo 500.</text:span></text:p>
        </text:list-item>
        <text:list-item>
          <text:p text:style-name="P34">NumeroPostiPrenotati può assumere valori compresi tra 0 e 500 (facciamo partire un aereo vuoto, sticazzi).</text:p>
        </text:list-item>
        <text:list-item>
          <text:p text:style-name="P36"><text:span text:style-name="T30">DataVolo deve essere maggiore o uguale a Sysdate; </text:span><text:span text:style-name="T31">non possiamo aggiungere voli nel passato, il viaggio nel tempo non è ancora stato inventato.</text:span></text:p>
        </text:list-item>
      </text:list>
      <text:p text:style-name="P2"/>
      <text:p text:style-name="P6">Gate</text:p>
      <text:list xml:id="list42335491" text:style-name="L4">
        <text:list-item>
          <text:p text:style-name="P35">Nessun vincolo in particolare.</text:p>
        </text:list-item>
      </text:list>
      <text:p text:style-name="P2"/>
      <text:p text:style-name="P6">Coda</text:p>
      <text:list xml:id="list145516530422588" text:continue-numbering="true" text:style-name="L4">
        <text:list-item>
          <text:p text:style-name="P35">Nessun vincolo in particolare.</text:p>
        </text:list-item>
      </text:list>
      <text:p text:style-name="P2"/>
      <text:p text:style-name="P6">SlotImbarco</text:p>
      <text:list xml:id="list145515764903292" text:continue-numbering="true" text:style-name="L4">
        <text:list-item>
          <text:p text:style-name="P37"><text:span text:style-name="Car._20_predefinito_20_paragrafo"><text:span text:style-name="T6">Data e Ora devono essere compatibili con l’ora del </text:span></text:span><text:span text:style-name="Car._20_predefinito_20_paragrafo"><text:span text:style-name="T12">volo</text:span></text:span><text:span text:style-name="Car._20_predefinito_20_paragrafo"><text:span text:style-name="T6"> (es. se </text:span></text:span><text:span text:style-name="Car._20_predefinito_20_paragrafo"><text:span text:style-name="T13">il volo</text:span></text:span><text:span text:style-name="Car._20_predefinito_20_paragrafo"><text:span text:style-name="T6"> è previst</text:span></text:span><text:span text:style-name="Car._20_predefinito_20_paragrafo"><text:span text:style-name="T13">o</text:span></text:span><text:span text:style-name="Car._20_predefinito_20_paragrafo"><text:span text:style-name="T6"> per il 25/12/2020 alle ore 12:00, allora Data in SlotImbarco </text:span></text:span><text:span text:style-name="Car._20_predefinito_20_paragrafo"><text:span text:style-name="T24">deve</text:span></text:span><text:span text:style-name="Car._20_predefinito_20_paragrafo"><text:span text:style-name="T6"> essere 25/12/2020, e l’ora deve contenere le 12, quindi, ad esempio, devono essere 11:40 OraInizio e 12:20 OraFine).</text:span></text:span></text:p>
        </text:list-item>
        <text:list-item>
          <text:p text:style-name="P38"><text:span text:style-name="Car._20_predefinito_20_paragrafo"><text:span text:style-name="T9">Ora</text:span></text:span><text:span text:style-name="Car._20_predefinito_20_paragrafo"><text:span text:style-name="T10">Fine</text:span></text:span><text:span text:style-name="Car._20_predefinito_20_paragrafo"><text:span text:style-name="T9"> non può essere minore di Ora</text:span></text:span><text:span text:style-name="Car._20_predefinito_20_paragrafo"><text:span text:style-name="T10">Inizio; </text:span></text:span><text:span text:style-name="Car._20_predefinito_20_paragrafo"><text:span text:style-name="T11">non posso chiudere un gate oprima di averlo aperto</text:span></text:span><text:span text:style-name="Car._20_predefinito_20_paragrafo"><text:span text:style-name="T10">.</text:span></text:span></text:p>
        </text:list-item>
        <text:list-item>
          <text:p text:style-name="P35">TempoMax lo mettiamo di default ad 1h? <text:span text:style-name="T42">Possimo anche impostarlo in base al numero di passeggeri. Più sono, più tempo c’è per l’imbarvo.</text:span></text:p>
        </text:list-item>
      </text:list>
      <text:p text:style-name="P1"/>
      <text:p text:style-name="P31">DEFINIZIONE TABELLE</text:p>
      <text:p text:style-name="P15"/>
      <text:p text:style-name="P5">CREATE TABLE Aeroporto (</text:p>
      <text:p text:style-name="P1">CodAeroporto VARCHAR(100) PRIMARY KEY,</text:p>
      <text:p text:style-name="P1">NomeAeroporto VARCHAR(50) NOT NULL,</text:p>
      <text:p text:style-name="P17"><text:span text:style-name="Car._20_predefinito_20_paragrafo"><text:span text:style-name="T6">Città VARCHAR(50) NOT NULL,</text:span></text:span></text:p>
      <text:p text:style-name="P17"><text:span text:style-name="Car._20_predefinito_20_paragrafo"><text:span text:style-name="T28">COSTRAINT UnicAeroporto UNIQUE (NomeAeroporto, Città)</text:span></text:span><text:span text:style-name="Car._20_predefinito_20_paragrafo"><text:span text:style-name="T2"> </text:span></text:span><text:span text:style-name="Car._20_predefinito_20_paragrafo"><text:span text:style-name="T1">)</text:span></text:span></text:p>
      <text:p text:style-name="P5"/>
      <text:p text:style-name="P5">CREATE TABLE CompagniaAerea (</text:p>
      <text:p text:style-name="P1">CodCompagnia VARCHAR(100) PRIMARY KEY,</text:p>
      <text:p text:style-name="P1">NomeCompagnia VARCHAR(50) NOT NULL <text:span text:style-name="T46">UNIQUE</text:span>,</text:p>
      <text:p text:style-name="P10">GrandezzaFlotta INT CHECK GrandezzaFlotta&gt;0,</text:p>
      <text:p text:style-name="P10">AeroportoAppartenenza VARCHAR(100),</text:p>
      <text:p text:style-name="Standard"><text:span text:style-name="Car._20_predefinito_20_paragrafo"><text:span text:style-name="T25">COSTRAINT </text:span></text:span><text:span text:style-name="Car._20_predefinito_20_paragrafo"><text:span text:style-name="T26">Fk_Aeportp FOREIGN KEY AeroportoAppartenenza REFERENCES Aeroporto(CodAeroporto)</text:span></text:span><text:span text:style-name="Car._20_predefinito_20_paragrafo"><text:span text:style-name="T25"> </text:span></text:span><text:span text:style-name="Car._20_predefinito_20_paragrafo"><text:span text:style-name="T27">)</text:span></text:span></text:p>
      <text:p text:style-name="P10"/>
      <text:p text:style-name="P5">CREATE TABLE Tratta (</text:p>
      <text:p text:style-name="P1">CodTratta VARCHAR(50) PRIMARY KEY,</text:p>
      <text:p text:style-name="P3">AeroportoPartenza VARCHAR(100) NOT NULL,</text:p>
      <text:p text:style-name="P3">AeroportoArrivo VARCHAR(100) NOT NULL,</text:p>
      <text:p text:style-name="P18"><text:span text:style-name="Car._20_predefinito_20_paragrafo"><text:span text:style-name="T6">COSTRAINT </text:span></text:span><text:span text:style-name="Car._20_predefinito_20_paragrafo"><text:span text:style-name="T7">Fk_AeroportoArrivo FOREIGN KEY AeroportoArrivo REFERENCES Aeroporto(CodAeroporto)</text:span></text:span></text:p>
      <text:p text:style-name="P18"><text:span text:style-name="Car._20_predefinito_20_paragrafo"><text:span text:style-name="T29">COSTRAINT Fk_AeroportoPartenza FOREIGN KEY AeroportoPartenz</text:span></text:span><text:span text:style-name="Car._20_predefinito_20_paragrafo"><text:span text:style-name="T3">a </text:span></text:span><text:span text:style-name="Car._20_predefinito_20_paragrafo"><text:span text:style-name="T29">REFERENCES Aeroporto(CodAeroporto),</text:span></text:span></text:p>
      <text:p text:style-name="P28"><text:span text:style-name="Car._20_predefinito_20_paragrafo"><text:span text:style-name="T40">COSTRAINT TrattaCorretta UNIQUE (CodTratta, AeroportoPartenza, AeroportoArrivo),</text:span></text:span></text:p>
      <text:p text:style-name="P27"><text:span text:style-name="Car._20_predefinito_20_paragrafo"><text:span text:style-name="T39">COSTRAINT AeroportiDiversi CHECK AeroportoArrivo &lt;&gt; AeroportoPartenza</text:span></text:span></text:p>
      <text:p text:style-name="P18"><text:span text:style-name="Car._20_predefinito_20_paragrafo"><text:span text:style-name="T1">)</text:span></text:span></text:p>
      <text:p text:style-name="P18"><text:span text:style-name="Car._20_predefinito_20_paragrafo"><text:span text:style-name="T1"/></text:span></text:p>
      <text:p text:style-name="P19"><text:span text:style-name="Car._20_predefinito_20_paragrafo"><text:span text:style-name="T4">CREATE TABLE Volo(</text:span></text:span></text:p>
      <text:p text:style-name="P19"><text:span text:style-name="Car._20_predefinito_20_paragrafo"><text:span text:style-name="T4"/></text:span></text:p>
      <text:p text:style-name="P19"><text:span text:style-name="Car._20_predefinito_20_paragrafo"><text:span text:style-name="T32">CodVolo VARCHAR(50) PRIMARY KEY,</text:span></text:span></text:p>
      <text:p text:style-name="P19"><text:span text:style-name="Car._20_predefinito_20_paragrafo"><text:span text:style-name="T32">DataVolo DATETIME NOT NULL,</text:span></text:span></text:p>
      <text:p text:style-name="P4">NumeroPosti INT <text:span text:style-name="T46">NOT NULL CHECK NumeroPosti &lt; 500 AND NumeroPosti &gt;= 50</text:span>,</text:p>
      <text:p text:style-name="P19"><text:span text:style-name="Car._20_predefinito_20_paragrafo"><text:span text:style-name="T32">NumeroPostiPrenotati INT,</text:span></text:span></text:p>
      <text:p text:style-name="P20"><text:span text:style-name="Car._20_predefinito_20_paragrafo"><text:span text:style-name="T33">CodTratta VARCHAR(50) </text:span></text:span><text:span text:style-name="Car._20_predefinito_20_paragrafo"><text:span text:style-name="T34">NOT NULL,</text:span></text:span></text:p>
      <text:p text:style-name="P20"><text:span text:style-name="Car._20_predefinito_20_paragrafo"><text:span text:style-name="T33">CodCompagnia VARCHAR(50) </text:span></text:span><text:span text:style-name="Car._20_predefinito_20_paragrafo"><text:span text:style-name="T34">NOT NULL</text:span></text:span></text:p>
      <text:p text:style-name="P21"><text:soft-page-break/><text:span text:style-name="Car._20_predefinito_20_paragrafo"><text:span text:style-name="T34">COSTRAINT Fk_Tratta FOREIGN KEY CodTratta REFERENCES Tratta(CodTratta),</text:span></text:span></text:p>
      <text:p text:style-name="P22"><text:span text:style-name="Car._20_predefinito_20_paragrafo"><text:span text:style-name="T34">COSTRAINT Fk_Compagnia FOREIGN CodCompagnia REFERENCES CompagniaAerea(CodCompagnia),</text:span></text:span></text:p>
      <text:p text:style-name="P23"><text:span text:style-name="Car._20_predefinito_20_paragrafo"><text:span text:style-name="T35">COSTRAINT DataCorretta CHECK DataVolo &gt;= SYSDATE,</text:span></text:span></text:p>
      <text:p text:style-name="P25"><text:span text:style-name="Car._20_predefinito_20_paragrafo"><text:span text:style-name="T37">COSTRAINT NumeroPostiPrenotatiCorretti CHECK NumeroPostiPrenotati &lt;= NumeroPosti</text:span></text:span></text:p>
      <text:p text:style-name="P22"><text:span text:style-name="Car._20_predefinito_20_paragrafo"><text:span text:style-name="T4">)</text:span></text:span></text:p>
      <text:p text:style-name="P22"><text:span text:style-name="Car._20_predefinito_20_paragrafo"><text:span text:style-name="T4"/></text:span></text:p>
      <text:p text:style-name="P24"><text:span text:style-name="Car._20_predefinito_20_paragrafo"><text:span text:style-name="T5">CREATE TABLE Gate(</text:span></text:span></text:p>
      <text:p text:style-name="P24"><text:span text:style-name="Car._20_predefinito_20_paragrafo"><text:span text:style-name="T36">CodGate VARCHAR(50) PRIMARY KE</text:span></text:span><text:span text:style-name="Car._20_predefinito_20_paragrafo"><text:span text:style-name="T38">Y,</text:span></text:span></text:p>
      <text:p text:style-name="P40"><text:span text:style-name="Car._20_predefinito_20_paragrafo"><text:span text:style-name="T41">NomeGate VARCHAR(50) NOT NULL,</text:span></text:span></text:p>
      <text:p text:style-name="P26"><text:span text:style-name="Car._20_predefinito_20_paragrafo"><text:span text:style-name="T38">CodAeroporto VARCHAR(50) NOT NULL, </text:span></text:span></text:p>
      <text:p text:style-name="P26"><text:span text:style-name="Car._20_predefinito_20_paragrafo"><text:span text:style-name="T38">COSTRAINT Fk_Aeroporto FOREIGN KEY CodAeroporto REFERENCES Aeroporto(CodAeroporto)</text:span></text:span></text:p>
      <text:p text:style-name="P24"><text:span text:style-name="Car._20_predefinito_20_paragrafo"><text:span text:style-name="T5">)</text:span></text:span></text:p>
      <text:p text:style-name="P1"/>
      <text:p text:style-name="P9">CREATE TABLE SlotImbarco(</text:p>
      <text:p text:style-name="P11">CodVolo VARCHAR(50),</text:p>
      <text:p text:style-name="P11">CodGate VARCHAR(50),</text:p>
      <text:p text:style-name="P11">TipoCoda VARCHAR(30),</text:p>
      <text:p text:style-name="P11">Data DATE NOT NULL,</text:p>
      <text:p text:style-name="P11">OraInizio TIME NOT NULL,</text:p>
      <text:p text:style-name="P11">OraFine TIME,</text:p>
      <text:p text:style-name="P11">TempoMax INT NOT NULL,</text:p>
      <text:p text:style-name="P12">COSTRAINT <text:span text:style-name="T51">Fk_Volo FOREIGN KEY CodVolo REFERENCES Volo(CodVolo),</text:span></text:p>
      <text:p text:style-name="P12">COSTRAINT <text:span text:style-name="T51">Fk_Gate FOREIGN KEY CodGate REFERENCES Gate(CodGate),</text:span></text:p>
      <text:p text:style-name="P12">COSTRAINT <text:span text:style-name="T51">Fk_TipoCoda FOREIGN KEY TipoCoda REFERENCES Coda(TipoCoda),</text:span></text:p>
      <text:p text:style-name="P13">COSTRAINT OraCorretta CHECK OraInizio &gt; OraFine</text:p>
      <text:p text:style-name="P9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0-12-07T20:43:00Z</meta:creation-date>
    <dc:date>2020-12-09T14:55:14.607000000</dc:date>
    <meta:editing-cycles>80</meta:editing-cycles>
    <meta:editing-duration>PT6H25M41S</meta:editing-duration>
    <meta:document-statistic meta:table-count="5" meta:image-count="0" meta:object-count="0" meta:page-count="4" meta:paragraph-count="91" meta:word-count="532" meta:character-count="4513" meta:non-whitespace-character-count="3982"/>
    <meta:template xlink:type="simple" xlink:actuate="onRequest" xlink:title="" xlink:href="Normal"/>
  </office:meta>
</office:document-meta>
</file>